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93" office:value-type="float">
            <text:p>93</text:p>
          </table:table-cell>
          <table:table-cell ns42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166" office:value-type="float">
            <text:p>166</text:p>
          </table:table-cell>
          <table:table-cell ns42:value-type="float" table:style-name="ce32" office:value="213" office:value-type="float">
            <text:p>213</text:p>
          </table:table-cell>
          <table:table-cell ns42:value-type="float" table:style-name="ce32" office:value="379" office:value-type="float">
            <text:p>379</text:p>
          </table:table-cell>
          <table:table-cell ns42:value-type="float" table:style-name="ce32" office:value="18" office:value-type="float">
            <text:p>18</text:p>
          </table:table-cell>
          <table:table-cell ns42:value-type="float" table:style-name="ce40" office:value="7" office:value-type="float">
            <text:p>7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6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UT</text:p>
          </table:table-cell>
          <table:table-cell ns42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98" table:style-name="TL_20_Data" table:number-columns-repeated="2" office:value-type="float">
            <text:p>198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. Baam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odenmolen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inkel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oog- en Groenland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7" office:value-type="float">
            <text:p>737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o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Jaagp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pp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nk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wars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ll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ooi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. Anthonij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oevenhout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ech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, Gest.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3" office:value-type="float">
            <text:p>32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84" office:value-type="float">
            <text:p>784</text:p>
          </table:table-cell>
          <table:table-cell ns42:value-type="float" table:style-name="TL_20_Data" office:value="736" office:value-type="float">
            <text:p>736</text:p>
          </table:table-cell>
          <table:table-cell ns42:value-type="float" table:style-name="TL_20_Data" office:value="1520" office:value-type="float">
            <text:p>152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2" office:value-type="float">
            <text:p>332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13" office:value-type="float">
            <text:p>10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55" office:value-type="float">
            <text:p>135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589" office:value-type="float">
            <text:p>258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oor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erlaten kinder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5" office:value-type="float">
            <text:p>3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03" office:value-type="float">
            <text:p>160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. L. Vrouwen 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lisabeths-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7" office:value-type="float">
            <text:p>20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4" office:value-type="float">
            <text:p>33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50" office:value-type="float">
            <text:p>145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1" office:value-type="float">
            <text:p>42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1018" office:value-type="float">
            <text:p>1018</text:p>
          </table:table-cell>
          <table:table-cell ns42:value-type="float" table:style-name="TL_20_Data" office:value="1989" office:value-type="float">
            <text:p>198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. Pieters Blokland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7" office:value-type="float">
            <text:p>3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880" office:value-type="float">
            <text:p>880</text:p>
          </table:table-cell>
          <table:table-cell ns42:value-type="float" table:style-name="TL_20_Data" office:value="1670" office:value-type="float">
            <text:p>167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. Josefsgesticht voor jongens, meisjes en dames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. R. K. Cleres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171" office:value-type="float">
            <text:p>1171</text:p>
          </table:table-cell>
          <table:table-cell ns42:value-type="float" table:style-name="TL_20_Data" office:value="2212" office:value-type="float">
            <text:p>2212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mesgest. Schelt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2" office:value-type="float">
            <text:p>28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618" office:value-type="float">
            <text:p>618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437" office:value-type="float">
            <text:p>143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az. v. bereden wapens en militaire woningen</text:p>
          </table:table-cell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04" office:value-type="float">
            <text:p>11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az. infant. en woningen gehuwde militairen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oorgang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. Aldegonde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1" office:value-type="float">
            <text:p>601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1487" office:value-type="float">
            <text:p>1487</text:p>
          </table:table-cell>
          <table:table-cell ns42:value-type="float" table:style-name="TL_20_Data" office:value="3014" office:value-type="float">
            <text:p>30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5" office:value-type="float">
            <text:p>23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iakoness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eisjes Kost- en Dag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6" office:value-type="float">
            <text:p>17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Jongens 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683" office:value-type="float">
            <text:p>683</text:p>
          </table:table-cell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1393" office:value-type="float">
            <text:p>139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43" office:value-type="float">
            <text:p>24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8" office:value-type="float">
            <text:p>1288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2:value-type="float" table:style-name="TL_20_Data" office:value="2740" office:value-type="float">
            <text:p>2740</text:p>
          </table:table-cell>
          <table:table-cell ns42:value-type="float" table:style-name="TL_20_Data" office:value="3343" office:value-type="float">
            <text:p>3343</text:p>
          </table:table-cell>
          <table:table-cell ns42:value-type="float" table:style-name="TL_20_Data" office:value="6083" office:value-type="float">
            <text:p>608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oes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Dorp De Vuu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2" office:value-type="float">
            <text:p>14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167" office:value-type="float">
            <text:p>3167</text:p>
          </table:table-cell>
          <table:table-cell ns42:value-type="float" table:style-name="TL_20_Data" office:value="3790" office:value-type="float">
            <text:p>3790</text:p>
          </table:table-cell>
          <table:table-cell ns42:value-type="float" table:style-name="TL_20_Data" office:value="6957" office:value-type="float">
            <text:p>6957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ce41" office:value="160" office:value-type="float">
            <text:p>1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1869" office:value-type="float">
            <text:p>186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625" office:value-type="float">
            <text:p>16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4" office:value-type="float">
            <text:p>4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02" office:value-type="float">
            <text:p>1002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09" office:value-type="float">
            <text:p>200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el. Militaire po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17" office:value-type="float">
            <text:p>1517</text:p>
          </table:table-cell>
          <table:table-cell ns42:value-type="float" table:style-name="TL_20_Data" office:value="1477" office:value-type="float">
            <text:p>1477</text:p>
          </table:table-cell>
          <table:table-cell ns42:value-type="float" table:style-name="TL_20_Data" office:value="2994" office:value-type="float">
            <text:p>299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300" office:value-type="float">
            <text:p>130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309" office:value-type="float">
            <text:p>130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2" office:value-type="float">
            <text:p>50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180" office:value-type="float">
            <text:p>1180</text:p>
          </table:table-cell>
          <table:table-cell ns42:value-type="float" table:style-name="TL_20_Data" office:value="2260" office:value-type="float">
            <text:p>22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n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Spakenbu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1967" office:value-type="float">
            <text:p>19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9" office:value-type="float">
            <text:p>5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1297" office:value-type="float">
            <text:p>1297</text:p>
          </table:table-cell>
          <table:table-cell ns42:value-type="float" table:style-name="TL_20_Data" office:value="1248" office:value-type="float">
            <text:p>1248</text:p>
          </table:table-cell>
          <table:table-cell ns42:value-type="float" table:style-name="TL_20_Data" office:value="2545" office:value-type="float">
            <text:p>25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9" office:value-type="float">
            <text:p>58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2841" office:value-type="float">
            <text:p>284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Kostschool "Middenbosch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3" office:value-type="float">
            <text:p>2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486" office:value-type="float">
            <text:p>148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uil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olen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370" office:value-type="float">
            <text:p>370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95" office:value-type="float">
            <text:p>69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9" office:value-type="float">
            <text:p>4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00" office:value-type="float">
            <text:p>1100</text:p>
          </table:table-cell>
          <table:table-cell ns42:value-type="float" table:style-name="TL_20_Data" office:value="1082" office:value-type="float">
            <text:p>1082</text:p>
          </table:table-cell>
          <table:table-cell ns42:value-type="float" table:style-name="TL_20_Data" office:value="2182" office:value-type="float">
            <text:p>218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artsbisschoppelijk Seminarie "Utre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"Mon desi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5" office:value-type="float">
            <text:p>34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TL_20_Data" office:value="1578" office:value-type="float">
            <text:p>157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 "Arcaparis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Inrichting v. zenuwziek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4" office:value-type="float">
            <text:p>31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21" office:value-type="float">
            <text:p>821</text:p>
          </table:table-cell>
          <table:table-cell ns42:value-type="float" table:style-name="TL_20_Data" office:value="871" office:value-type="float">
            <text:p>871</text:p>
          </table:table-cell>
          <table:table-cell ns42:value-type="float" table:style-name="TL_20_Data" office:value="1692" office:value-type="float">
            <text:p>16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9" office:value-type="float">
            <text:p>659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3270" office:value-type="float">
            <text:p>327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9" office:value-type="float">
            <text:p>21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274" office:value-type="float">
            <text:p>12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4" office:value-type="float">
            <text:p>624</text:p>
          </table:table-cell>
          <table:table-cell ns42:value-type="float" table:style-name="TL_20_Data" office:value="1275" office:value-type="float">
            <text:p>12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hem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alv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Br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Kraaienn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Gerv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68" office:value-type="float">
            <text:p>1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3" office:value-type="float">
            <text:p>42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613" office:value-type="float">
            <text:p>6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13" office:value-type="float">
            <text:p>21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. K. Leo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9" office:value-type="float">
            <text:p>49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8" office:value-type="float">
            <text:p>48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o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Wul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ona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8" office:value-type="float">
            <text:p>38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3" office:value-type="float">
            <text:p>15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8" office:value-type="float">
            <text:p>8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647" office:value-type="float">
            <text:p>164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14" office:value-type="float">
            <text:p>4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1" office:value-type="float">
            <text:p>1081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66" office:value-type="float">
            <text:p>206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6" office:value-type="float">
            <text:p>5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288" office:value-type="float">
            <text:p>1288</text:p>
          </table:table-cell>
          <table:table-cell ns42:value-type="float" table:style-name="TL_20_Data" office:value="1223" office:value-type="float">
            <text:p>1223</text:p>
          </table:table-cell>
          <table:table-cell ns42:value-type="float" table:style-name="TL_20_Data" office:value="2511" office:value-type="float">
            <text:p>25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1392" office:value-type="float">
            <text:p>13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8" office:value-type="float">
            <text:p>36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961" office:value-type="float">
            <text:p>961</text:p>
          </table:table-cell>
          <table:table-cell ns42:value-type="float" table:style-name="TL_20_Data" office:value="1861" office:value-type="float">
            <text:p>186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Z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N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p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arkens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nieuw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ieltjes 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9" office:value-type="float">
            <text:p>2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4" office:value-type="float">
            <text:p>2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ar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8" office:value-type="float">
            <text:p>19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47" office:value-type="float">
            <text:p>547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1439" office:value-type="float">
            <text:p>143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Leus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usd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F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ens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amersfeld, W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, Oost, Gest. St. Ansfrid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s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Vosku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73" office:value-type="float">
            <text:p>107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2053" office:value-type="float">
            <text:p>20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716" office:value-type="float">
            <text:p>716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office:value="78" table:style-name="TL_20_Data" table:number-columns-repeated="2" office:value-type="float">
            <text:p>78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16" office:value-type="float">
            <text:p>9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. Sloo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8" office:value-type="float">
            <text:p>1388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j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9" office:value-type="float">
            <text:p>1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ud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3" office:value-type="float">
            <text:p>24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03" office:value-type="float">
            <text:p>50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1014" office:value-type="float">
            <text:p>101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ieuw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ij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3" office:value-type="float">
            <text:p>59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90" office:value-type="float">
            <text:p>1490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2949" office:value-type="float">
            <text:p>294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piker 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84" office:value-type="float">
            <text:p>148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3" office:value-type="float">
            <text:p>3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1637" office:value-type="float">
            <text:p>163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aars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8" office:value-type="float">
            <text:p>14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Jonge dam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.K. gest. "Hoorn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5" office:value-type="float">
            <text:p>33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weeshuis "Lindelaan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4" office:value-type="float">
            <text:p>5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3" office:value-type="float">
            <text:p>43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046" office:value-type="float">
            <text:p>20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4" office:value-type="float">
            <text:p>138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7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enek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ilt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Zwarte Wa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959" office:value-type="float">
            <text:p>959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5" office:value-type="float">
            <text:p>4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66" office:value-type="float">
            <text:p>1266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447" office:value-type="float">
            <text:p>244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ijksopvoedings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7" office:value-type="float">
            <text:p>35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829" office:value-type="float">
            <text:p>829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8" office:value-type="float">
            <text:p>41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149" table:style-name="TL_20_Data" table:number-columns-repeated="2" office:value-type="float">
            <text:p>149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597" office:value-type="float">
            <text:p>59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7" office:value-type="float">
            <text:p>647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537" office:value-type="float">
            <text:p>1537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3025" office:value-type="float">
            <text:p>302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2" office:value-type="float">
            <text:p>752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1725" office:value-type="float">
            <text:p>1725</text:p>
          </table:table-cell>
          <table:table-cell ns42:value-type="float" table:style-name="TL_20_Data" office:value="3479" office:value-type="float">
            <text:p>3479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nrij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mmi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 Gro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rkwart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373" office:value-type="float">
            <text:p>373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7" office:value-type="float">
            <text:p>2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17" office:value-type="float">
            <text:p>717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367" office:value-type="float">
            <text:p>13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Jongen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Meisj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Prot.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68" office:value-type="float">
            <text:p>156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1" office:value-type="float">
            <text:p>311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823" office:value-type="float">
            <text:p>823</text:p>
          </table:table-cell>
          <table:table-cell ns42:value-type="float" table:style-name="TL_20_Data" office:value="1662" office:value-type="float">
            <text:p>16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94" office:value-type="float">
            <text:p>694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7" office:value-type="float">
            <text:p>2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1091" office:value-type="float">
            <text:p>10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6" office:value-type="float">
            <text:p>75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64" office:value-type="float">
            <text:p>2064</text:p>
          </table:table-cell>
          <table:table-cell ns42:value-type="float" table:style-name="TL_20_Data" office:value="1818" office:value-type="float">
            <text:p>1818</text:p>
          </table:table-cell>
          <table:table-cell ns42:value-type="float" table:style-name="TL_20_Data" office:value="3882" office:value-type="float">
            <text:p>38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67" office:value-type="float">
            <text:p>106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904" office:value-type="float">
            <text:p>2904</text:p>
          </table:table-cell>
          <table:table-cell ns42:value-type="float" table:style-name="TL_20_Data" office:value="2641" office:value-type="float">
            <text:p>2641</text:p>
          </table:table-cell>
          <table:table-cell ns42:value-type="float" table:style-name="TL_20_Data" office:value="5545" office:value-type="float">
            <text:p>554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Portengensche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83" table:style-name="TL_20_Data" table:number-columns-repeated="2" office:value-type="float">
            <text:p>83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-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uk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577" office:value-type="float">
            <text:p>57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office:value="516" table:style-name="TL_20_Data" table:number-columns-repeated="2" office:value-type="float">
            <text:p>516</text:p>
          </table:table-cell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4" office:value-type="float">
            <text:p>2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42" office:value-type="float">
            <text:p>642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Lange Linschoten, Zui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ange Linschoten, Noor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6" office:value-type="float">
            <text:p>626</text:p>
          </table:table-cell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1" office:value-type="float">
            <text:p>20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7" office:value-type="float">
            <text:p>87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2107" office:value-type="float">
            <text:p>2107</text:p>
          </table:table-cell>
          <table:table-cell ns42:value-type="float" table:style-name="TL_20_Data" office:value="4363" office:value-type="float">
            <text:p>436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n. den Hess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, Gesticht St. Joseph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82" table:style-name="TL_20_Data" table:number-columns-repeated="2" office:value-type="float">
            <text:p>8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ull en 't W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n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Fund. en Ambachtskinder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Centraal Israeliti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er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Gregoriu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ed. Herv. Diaconie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rkinr. voor Dakloo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5" office:value-type="float">
            <text:p>1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ilhelmina Kinderzieken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sticht der Liefd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rafgevangenis</text:p>
          </table:table-cell>
          <table:table-cell table:style-name="ce23"/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neesk. gest v. Krankz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inderhuiskaz. (Garnizoensbakkerij)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de W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Gebr. Jan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Mej. Brem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54" office:value-type="float">
            <text:p>27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2:value-type="float" table:style-name="TL_20_Data" office:value="7124" office:value-type="float">
            <text:p>7124</text:p>
          </table:table-cell>
          <table:table-cell ns42:value-type="float" table:style-name="TL_20_Data" office:value="8855" office:value-type="float">
            <text:p>8855</text:p>
          </table:table-cell>
          <table:table-cell ns42:value-type="float" table:style-name="TL_20_Data" office:value="15979" office:value-type="float">
            <text:p>15979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ce41" office:value="266" office:value-type="float">
            <text:p>2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artholomeu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Kazerne Hospitaalsolda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0" office:value-type="float">
            <text:p>40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Geref.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ud 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St. Andrea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Ru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Bethani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R.K. gest. St. Joh. de De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inr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43" office:value-type="float">
            <text:p>2643</text:p>
          </table:table-cell>
          <table:table-cell ns42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2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2:value-type="float" table:style-name="TL_20_Data" office:value="7642" office:value-type="float">
            <text:p>7642</text:p>
          </table:table-cell>
          <table:table-cell ns42:value-type="float" table:style-name="TL_20_Data" office:value="8463" office:value-type="float">
            <text:p>8463</text:p>
          </table:table-cell>
          <table:table-cell ns42:value-type="float" table:style-name="TL_20_Data" office:value="16105" office:value-type="float">
            <text:p>16105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endeling Kin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Filiaal Geuzen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glijder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29" office:value-type="float">
            <text:p>432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float" table:style-name="TL_20_Data" office:value="10596" office:value-type="float">
            <text:p>10596</text:p>
          </table:table-cell>
          <table:table-cell ns42:value-type="float" table:style-name="TL_20_Data" office:value="12392" office:value-type="float">
            <text:p>12392</text:p>
          </table:table-cell>
          <table:table-cell ns42:value-type="float" table:style-name="TL_20_Data" office:value="22988" office:value-type="float">
            <text:p>22988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ce41" office:value="320" office:value-type="float">
            <text:p>3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71" office:value-type="float">
            <text:p>377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2:value-type="float" table:style-name="TL_20_Data" office:value="10733" office:value-type="float">
            <text:p>10733</text:p>
          </table:table-cell>
          <table:table-cell ns42:value-type="float" table:style-name="TL_20_Data" office:value="10924" office:value-type="float">
            <text:p>10924</text:p>
          </table:table-cell>
          <table:table-cell ns42:value-type="float" table:style-name="TL_20_Data" office:value="21657" office:value-type="float">
            <text:p>21657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ce41" office:value="170" office:value-type="float">
            <text:p>1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Stedelijk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92" office:value-type="float">
            <text:p>9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Lunet No. 3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Directiegebouw a/d Laan van Croe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Militairgeb. a/d Leidsche straatwe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bureel a/h Damlu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Infanter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6" office:value-type="float">
            <text:p>4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63" office:value-type="float">
            <text:p>6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-Roomsch Oude Mannen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8" office:value-type="float">
            <text:p>1628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4232" office:value-type="float">
            <text:p>4232</text:p>
          </table:table-cell>
          <table:table-cell ns42:value-type="float" table:style-name="TL_20_Data" office:value="4532" office:value-type="float">
            <text:p>4532</text:p>
          </table:table-cell>
          <table:table-cell ns42:value-type="float" table:style-name="TL_20_Data" office:value="8764" office:value-type="float">
            <text:p>876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Gest. voor R.K. weezen en oudelied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/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Vossengatschen dijk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Bilstraa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nstituut Baud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6" office:value-type="float">
            <text:p>244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6132" office:value-type="float">
            <text:p>6132</text:p>
          </table:table-cell>
          <table:table-cell ns42:value-type="float" table:style-name="TL_20_Data" office:value="6664" office:value-type="float">
            <text:p>6664</text:p>
          </table:table-cell>
          <table:table-cell ns42:value-type="float" table:style-name="TL_20_Data" office:value="12796" office:value-type="float">
            <text:p>1279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ce41" office:value="135" office:value-type="float">
            <text:p>1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55" office:value-type="float">
            <text:p>1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1" office:value-type="float">
            <text:p>48401</text:p>
          </table:table-cell>
          <table:table-cell ns42:value-type="float" table:style-name="TL_20_Data" office:value="53137" office:value-type="float">
            <text:p>53137</text:p>
          </table:table-cell>
          <table:table-cell ns42:value-type="float" table:style-name="TL_20_Data" office:value="101538" office:value-type="float">
            <text:p>101538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2" office:value-type="float">
            <text:p>48702</text:p>
          </table:table-cell>
          <table:table-cell ns42:value-type="float" table:style-name="TL_20_Data" office:value="53384" office:value-type="float">
            <text:p>53384</text:p>
          </table:table-cell>
          <table:table-cell ns42:value-type="float" table:style-name="TL_20_Data" office:value="102086" office:value-type="float">
            <text:p>102086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Oudlied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103" office:value-type="float">
            <text:p>110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2264" office:value-type="float">
            <text:p>2264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1173" office:value-type="float">
            <text:p>1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1" office:value-type="float">
            <text:p>7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217" office:value-type="float">
            <text:p>2217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4553" office:value-type="float">
            <text:p>455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41" office:value-type="float">
            <text:p>94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633" office:value-type="float">
            <text:p>2633</text:p>
          </table:table-cell>
          <table:table-cell ns42:value-type="float" table:style-name="TL_20_Data" office:value="2712" office:value-type="float">
            <text:p>2712</text:p>
          </table:table-cell>
          <table:table-cell ns42:value-type="float" table:style-name="TL_20_Data" office:value="5345" office:value-type="float">
            <text:p>534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Meer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nisser Ui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mer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nk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n 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" office:value-type="float">
            <text:p>54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550" office:value-type="float">
            <text:p>1550</text:p>
          </table:table-cell>
          <table:table-cell ns42:value-type="float" table:style-name="TL_20_Data" office:value="1385" office:value-type="float">
            <text:p>1385</text:p>
          </table:table-cell>
          <table:table-cell ns42:value-type="float" table:style-name="TL_20_Data" office:value="2935" office:value-type="float">
            <text:p>293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9" office:value-type="float">
            <text:p>73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950" office:value-type="float">
            <text:p>1950</text:p>
          </table:table-cell>
          <table:table-cell ns42:value-type="float" table:style-name="TL_20_Data" office:value="1817" office:value-type="float">
            <text:p>1817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40" office:value-type="float">
            <text:p>74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47" office:value-type="float">
            <text:p>8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7" office:value-type="float">
            <text:p>33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817" office:value-type="float">
            <text:p>817</text:p>
          </table:table-cell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1587" office:value-type="float">
            <text:p>158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2" office:value-type="float">
            <text:p>2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3" office:value-type="float">
            <text:p>73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56" office:value-type="float">
            <text:p>1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1849" office:value-type="float">
            <text:p>184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ce41" office:value="213" office:value-type="float">
            <text:p>2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nnenweg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edereindsche Vaart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ro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7" office:value-type="float">
            <text:p>537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7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855" office:value-type="float">
            <text:p>185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53" office:value-type="float">
            <text:p>453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08" office:value-type="float">
            <text:p>11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2143" office:value-type="float">
            <text:p>214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re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eent, 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schoten, Piramide en Bovenste 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Ringelpoel, 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ker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uisst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umel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er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aarka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mbal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inkkant en Scherpenz.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Voskuilen, M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levo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straat en Acht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52" office:value-type="float">
            <text:p>1352</text:p>
          </table:table-cell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2518" office:value-type="float">
            <text:p>251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woud en Elisabeth gast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izondere Meisje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9" office:value-type="float">
            <text:p>4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072" office:value-type="float">
            <text:p>1072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2200" office:value-type="float">
            <text:p>220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izondere jongen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39" office:value-type="float">
            <text:p>53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3" office:value-type="float">
            <text:p>62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1575" office:value-type="float">
            <text:p>1575</text:p>
          </table:table-cell>
          <table:table-cell ns42:value-type="float" table:style-name="TL_20_Data" office:value="3186" office:value-type="float">
            <text:p>3186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Ewoud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Gest. der R.K. Geestel. Zuster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Vereeniging Zoa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1" office:value-type="float">
            <text:p>43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4" office:value-type="float">
            <text:p>43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87" office:value-type="float">
            <text:p>987</text:p>
          </table:table-cell>
          <table:table-cell ns42:value-type="float" table:style-name="TL_20_Data" office:value="925" office:value-type="float">
            <text:p>925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3" office:value-type="float">
            <text:p>35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" office:value-type="float">
            <text:p>787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892" office:value-type="float">
            <text:p>1892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22" office:value-type="float">
            <text:p>3622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941" office:value-type="float">
            <text:p>9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6" office:value-type="float">
            <text:p>26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271" office:value-type="float">
            <text:p>12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1226" office:value-type="float">
            <text:p>12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roe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us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ed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5" office:value-type="float">
            <text:p>5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222" office:value-type="float">
            <text:p>1222</text:p>
          </table:table-cell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2426" office:value-type="float">
            <text:p>242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rotest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9" office:value-type="float">
            <text:p>127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2:value-type="float" table:style-name="TL_20_Data" office:value="2799" office:value-type="float">
            <text:p>2799</text:p>
          </table:table-cell>
          <table:table-cell ns42:value-type="float" table:style-name="TL_20_Data" office:value="3180" office:value-type="float">
            <text:p>3180</text:p>
          </table:table-cell>
          <table:table-cell ns42:value-type="float" table:style-name="TL_20_Data" office:value="5979" office:value-type="float">
            <text:p>597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Bethanie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hof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2" office:value-type="float">
            <text:p>18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2:value-type="float" table:style-name="TL_20_Data" office:value="4178" office:value-type="float">
            <text:p>4178</text:p>
          </table:table-cell>
          <table:table-cell ns42:value-type="float" table:style-name="TL_20_Data" office:value="4539" office:value-type="float">
            <text:p>4539</text:p>
          </table:table-cell>
          <table:table-cell ns42:value-type="float" table:style-name="TL_20_Data" office:value="8717" office:value-type="float">
            <text:p>871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90" office:value-type="float">
            <text:p>1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58" office:value-type="float">
            <text:p>55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7" office:value-type="float">
            <text:p>1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5" office:value-type="float">
            <text:p>26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1130" office:value-type="float">
            <text:p>113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174" office:value-type="float">
            <text:p>117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836" office:value-type="float">
            <text:p>1836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49" office:value-type="float">
            <text:p>84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135" office:value-type="float">
            <text:p>2135</text:p>
          </table:table-cell>
          <table:table-cell ns42:value-type="float" table:style-name="TL_20_Data" office:value="2005" office:value-type="float">
            <text:p>2005</text:p>
          </table:table-cell>
          <table:table-cell ns42:value-type="float" table:style-name="TL_20_Data" office:value="4140" office:value-type="float">
            <text:p>4140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4" office:value-type="float">
            <text:p>99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2173" office:value-type="float">
            <text:p>2173</text:p>
          </table:table-cell>
          <table:table-cell ns42:value-type="float" table:style-name="TL_20_Data" office:value="4195" office:value-type="float">
            <text:p>4195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3" office:value-type="float">
            <text:p>92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392" office:value-type="float">
            <text:p>2392</text:p>
          </table:table-cell>
          <table:table-cell ns42:value-type="float" table:style-name="TL_20_Data" office:value="2208" office:value-type="float">
            <text:p>2208</text:p>
          </table:table-cell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102" office:value-type="float">
            <text:p>1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1" office:value-type="float">
            <text:p>861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354" office:value-type="float">
            <text:p>2354</text:p>
          </table:table-cell>
          <table:table-cell ns42:value-type="float" table:style-name="TL_20_Data" office:value="2140" office:value-type="float">
            <text:p>2140</text:p>
          </table:table-cell>
          <table:table-cell ns42:value-type="float" table:style-name="TL_20_Data" office:value="4494" office:value-type="float">
            <text:p>449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71" office:value-type="float">
            <text:p>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78" office:value-type="float">
            <text:p>277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769" office:value-type="float">
            <text:p>6769</text:p>
          </table:table-cell>
          <table:table-cell ns42:value-type="float" table:style-name="TL_20_Data" office:value="6521" office:value-type="float">
            <text:p>6521</text:p>
          </table:table-cell>
          <table:table-cell ns42:value-type="float" table:style-name="TL_20_Data" office:value="13290" office:value-type="float">
            <text:p>13290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51" office:value-type="float">
            <text:p>255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5323" office:value-type="float">
            <text:p>5323</text:p>
          </table:table-cell>
          <table:table-cell ns42:value-type="float" table:style-name="TL_20_Data" office:value="5584" office:value-type="float">
            <text:p>5584</text:p>
          </table:table-cell>
          <table:table-cell ns42:value-type="float" table:style-name="TL_20_Data" office:value="10907" office:value-type="float">
            <text:p>10907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ce41" office:value="262" office:value-type="float">
            <text:p>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54" office:value-type="float">
            <text:p>3454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ns42:value-type="float" table:style-name="TL_20_Data" office:value="9190" office:value-type="float">
            <text:p>9190</text:p>
          </table:table-cell>
          <table:table-cell ns42:value-type="float" table:style-name="TL_20_Data" office:value="8640" office:value-type="float">
            <text:p>8640</text:p>
          </table:table-cell>
          <table:table-cell ns42:value-type="float" table:style-name="TL_20_Data" office:value="17830" office:value-type="float">
            <text:p>17830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ce41" office:value="397" office:value-type="float">
            <text:p>3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7" office:value-type="float">
            <text:p>77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2:value-type="float" table:style-name="TL_20_Data" office:value="1847" office:value-type="float">
            <text:p>1847</text:p>
          </table:table-cell>
          <table:table-cell ns42:value-type="float" table:style-name="TL_20_Data" office:value="1720" office:value-type="float">
            <text:p>1720</text:p>
          </table:table-cell>
          <table:table-cell ns42:value-type="float" table:style-name="TL_20_Data" office:value="3567" office:value-type="float">
            <text:p>356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782" office:value-type="float">
            <text:p>6782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16363" office:value-type="float">
            <text:p>16363</text:p>
          </table:table-cell>
          <table:table-cell ns42:value-type="float" table:style-name="TL_20_Data" office:value="15946" office:value-type="float">
            <text:p>15946</text:p>
          </table:table-cell>
          <table:table-cell ns42:value-type="float" table:style-name="TL_20_Data" office:value="32309" office:value-type="float">
            <text:p>32309</text:p>
          </table:table-cell>
          <table:table-cell ns42:value-type="float" table:style-name="TL_20_Data" office:value="709" office:value-type="float">
            <text:p>709</text:p>
          </table:table-cell>
          <table:table-cell ns42:value-type="float" table:style-name="ce41" office:value="707" office:value-type="float">
            <text:p>7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26" office:value-type="float">
            <text:p>412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9557" office:value-type="float">
            <text:p>9557</text:p>
          </table:table-cell>
          <table:table-cell ns42:value-type="float" table:style-name="TL_20_Data" office:value="9763" office:value-type="float">
            <text:p>9763</text:p>
          </table:table-cell>
          <table:table-cell ns42:value-type="float" table:style-name="TL_20_Data" office:value="19320" office:value-type="float">
            <text:p>19320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ce41" office:value="296" office:value-type="float">
            <text:p>2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55" office:value-type="float">
            <text:p>4355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714" office:value-type="float">
            <text:p>11714</text:p>
          </table:table-cell>
          <table:table-cell ns42:value-type="float" table:style-name="TL_20_Data" office:value="10809" office:value-type="float">
            <text:p>10809</text:p>
          </table:table-cell>
          <table:table-cell ns42:value-type="float" table:style-name="TL_20_Data" office:value="22523" office:value-type="float">
            <text:p>2252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ce41" office:value="271" office:value-type="float">
            <text:p>2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358" office:value-type="float">
            <text:p>235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011" office:value-type="float">
            <text:p>6011</text:p>
          </table:table-cell>
          <table:table-cell ns42:value-type="float" table:style-name="TL_20_Data" office:value="5690" office:value-type="float">
            <text:p>5690</text:p>
          </table:table-cell>
          <table:table-cell ns42:value-type="float" table:style-name="TL_20_Data" office:value="11701" office:value-type="float">
            <text:p>11701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839" office:value-type="float">
            <text:p>10839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7289" office:value-type="float">
            <text:p>27289</text:p>
          </table:table-cell>
          <table:table-cell ns42:value-type="float" table:style-name="TL_20_Data" office:value="26267" office:value-type="float">
            <text:p>26267</text:p>
          </table:table-cell>
          <table:table-cell ns42:value-type="float" table:style-name="TL_20_Data" office:value="53556" office:value-type="float">
            <text:p>53556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ce41" office:value="710" office:value-type="float">
            <text:p>7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69" office:value-type="float">
            <text:p>3669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2:value-type="float" table:style-name="TL_20_Data" office:value="8595" office:value-type="float">
            <text:p>8595</text:p>
          </table:table-cell>
          <table:table-cell ns42:value-type="float" table:style-name="TL_20_Data" office:value="9682" office:value-type="float">
            <text:p>9682</text:p>
          </table:table-cell>
          <table:table-cell ns42:value-type="float" table:style-name="TL_20_Data" office:value="18277" office:value-type="float">
            <text:p>1827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ce41" office:value="342" office:value-type="float">
            <text:p>3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03" office:value-type="float">
            <text:p>160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80" office:value-type="float">
            <text:p>4280</text:p>
          </table:table-cell>
          <table:table-cell ns42:value-type="float" table:style-name="TL_20_Data" office:value="3999" office:value-type="float">
            <text:p>3999</text:p>
          </table:table-cell>
          <table:table-cell ns42:value-type="float" table:style-name="TL_20_Data" office:value="8279" office:value-type="float">
            <text:p>8279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107" office:value-type="float">
            <text:p>1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72" office:value-type="float">
            <text:p>5272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82" office:value-type="float">
            <text:p>12882</text:p>
          </table:table-cell>
          <table:table-cell ns42:value-type="float" table:style-name="TL_20_Data" office:value="13682" office:value-type="float">
            <text:p>13682</text:p>
          </table:table-cell>
          <table:table-cell ns42:value-type="float" table:style-name="TL_20_Data" office:value="26564" office:value-type="float">
            <text:p>26564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2" office:value-type="float">
            <text:p>48402</text:p>
          </table:table-cell>
          <table:table-cell ns42:value-type="float" table:style-name="TL_20_Data" office:value="53135" office:value-type="float">
            <text:p>53135</text:p>
          </table:table-cell>
          <table:table-cell ns42:value-type="float" table:style-name="TL_20_Data" office:value="101537" office:value-type="float">
            <text:p>101537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3" office:value-type="float">
            <text:p>48703</text:p>
          </table:table-cell>
          <table:table-cell ns42:value-type="float" table:style-name="TL_20_Data" office:value="53382" office:value-type="float">
            <text:p>53382</text:p>
          </table:table-cell>
          <table:table-cell ns42:value-type="float" table:style-name="TL_20_Data" office:value="102085" office:value-type="float">
            <text:p>102085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963" office:value-type="float">
            <text:p>31963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331" office:value-type="float">
            <text:p>233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0978" office:value-type="float">
            <text:p>80978</text:p>
          </table:table-cell>
          <table:table-cell ns42:value-type="float" table:style-name="TL_20_Data" office:value="88144" office:value-type="float">
            <text:p>88144</text:p>
          </table:table-cell>
          <table:table-cell ns42:value-type="float" table:style-name="TL_20_Data" office:value="169122" office:value-type="float">
            <text:p>169122</text:p>
          </table:table-cell>
          <table:table-cell ns42:value-type="float" table:style-name="TL_20_Data" office:value="3691" office:value-type="float">
            <text:p>3691</text:p>
          </table:table-cell>
          <table:table-cell ns42:value-type="float" table:style-name="ce41" office:value="2684" office:value-type="float">
            <text:p>26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60" office:value-type="float">
            <text:p>1166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1276" office:value-type="float">
            <text:p>31276</text:p>
          </table:table-cell>
          <table:table-cell ns42:value-type="float" table:style-name="TL_20_Data" office:value="28959" office:value-type="float">
            <text:p>28959</text:p>
          </table:table-cell>
          <table:table-cell ns42:value-type="float" table:style-name="TL_20_Data" office:value="60235" office:value-type="float">
            <text:p>60235</text:p>
          </table:table-cell>
          <table:table-cell ns42:value-type="float" table:style-name="TL_20_Data" office:value="1239" office:value-type="float">
            <text:p>1239</text:p>
          </table:table-cell>
          <table:table-cell ns42:value-type="float" table:style-name="ce41" office:value="956" office:value-type="float">
            <text:p>9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76" office:value-type="float">
            <text:p>437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169" office:value-type="float">
            <text:p>11169</text:p>
          </table:table-cell>
          <table:table-cell ns42:value-type="float" table:style-name="TL_20_Data" office:value="10429" office:value-type="float">
            <text:p>10429</text:p>
          </table:table-cell>
          <table:table-cell ns42:value-type="float" table:style-name="TL_20_Data" office:value="21598" office:value-type="float">
            <text:p>2159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ce41" office:value="300" office:value-type="float">
            <text:p>30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47999" office:value-type="float">
            <text:p>47999</text:p>
          </table:table-cell>
          <table:table-cell ns42:value-type="float" table:style-name="ce33" office:value="2189" office:value-type="float">
            <text:p>2189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04" office:value-type="float">
            <text:p>204</text:p>
          </table:table-cell>
          <table:table-cell ns42:value-type="float" table:style-name="ce33" office:value="10" office:value-type="float">
            <text:p>10</text:p>
          </table:table-cell>
          <table:table-cell ns42:value-type="float" table:style-name="ce33" office:value="3155" office:value-type="float">
            <text:p>3155</text:p>
          </table:table-cell>
          <table:table-cell ns42:value-type="float" table:style-name="ce33" office:value="217" office:value-type="float">
            <text:p>217</text:p>
          </table:table-cell>
          <table:table-cell ns42:value-type="float" table:style-name="ce33" office:value="12" office:value-type="float">
            <text:p>12</text:p>
          </table:table-cell>
          <table:table-cell ns42:value-type="float" table:style-name="ce33" office:value="123483" office:value-type="float">
            <text:p>123483</text:p>
          </table:table-cell>
          <table:table-cell ns42:value-type="float" table:style-name="ce33" office:value="127550" office:value-type="float">
            <text:p>127550</text:p>
          </table:table-cell>
          <table:table-cell ns42:value-type="float" table:style-name="ce33" office:value="251033" office:value-type="float">
            <text:p>251033</text:p>
          </table:table-cell>
          <table:table-cell ns42:value-type="float" table:style-name="ce33" office:value="5218" office:value-type="float">
            <text:p>5218</text:p>
          </table:table-cell>
          <table:table-cell ns42:value-type="float" table:style-name="ce42" office:value="3940" office:value-type="float">
            <text:p>3940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6_D1</text:p>
          </table:table-cell>
          <table:table-cell ns42:value-type="float" table:style-name="ce51" office:value="32" office:value-type="float">
            <text:p>32</text:p>
          </table:table-cell>
          <table:table-cell ns42:value-type="string" table:style-name="ce51" office:value-type="string">
            <text:p>UT</text:p>
          </table:table-cell>
          <table:table-cell ns42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5</meta:generator>
  </office:meta>
</office:document-meta>
</file>